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adeb" officeooo:paragraph-rsid="001eadeb"/>
    </style:style>
    <style:style style:name="P2" style:family="paragraph" style:parent-style-name="Standard">
      <style:text-properties officeooo:rsid="001eadeb" officeooo:paragraph-rsid="002047a8"/>
    </style:style>
    <style:style style:name="P3" style:family="paragraph" style:parent-style-name="Standard">
      <style:text-properties officeooo:rsid="002047a8" officeooo:paragraph-rsid="002047a8"/>
    </style:style>
    <style:style style:name="P4" style:family="paragraph" style:parent-style-name="Standard">
      <style:text-properties officeooo:rsid="002047a8" officeooo:paragraph-rsid="002047a8"/>
    </style:style>
    <style:style style:name="P5" style:family="paragraph" style:parent-style-name="Standard">
      <style:text-properties officeooo:rsid="0022cabf" officeooo:paragraph-rsid="0022cabf"/>
    </style:style>
    <style:style style:name="T1" style:family="text">
      <style:text-properties officeooo:rsid="002047a8"/>
    </style:style>
    <style:style style:name="T2" style:family="text">
      <style:text-properties officeooo:rsid="00209028"/>
    </style:style>
    <style:style style:name="T3" style:family="text">
      <style:text-properties fo:font-weight="bold" officeooo:rsid="002047a8" style:font-weight-asian="bold" style:font-weight-complex="bold"/>
    </style:style>
    <style:style style:name="T4" style:family="text">
      <style:text-properties officeooo:rsid="0022cabf"/>
    </style:style>
    <style:style style:name="T5" style:family="text">
      <style:text-properties officeooo:rsid="0022ce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">Aqui nesta pastemos muitos dados tirado dos pc da IBMQE para criação de estados aleatórios.</text:p>
      <text:p text:style-name="P3">Usamos 4 qubits, para fazer um circuito aleatório, e fizemos a tomografia em 3 desses qubits usando um estado reduzido para poder ficar dentro do limite <text:span text:style-name="T2">máximo </text:span>de 75 experimentos imposto pela própria plataforma da IBMQE, <text:span text:style-name="T2">que estão relacionados com a tomografia</text:span>. </text:p>
      <text:p text:style-name="P3">Foram realizados <text:span text:style-name="T4">20</text:span>0 experimentos com 8192 shots.</text:p>
      <text:p text:style-name="P5">Sendo 50 dia 27/07, 50 31/07 e 100 dia 0<text:span text:style-name="T5">3</text:span>/08.</text:p>
      <text:p text:style-name="P2"><text:span text:style-name="T1">O processador usado foi o </text:span><text:span text:style-name="T3">ibmqx2</text:span><text:span text:style-name="T1">. Cujo os dados de calibração estão no arquivo .csv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9T11:05:41.285284621</meta:creation-date>
    <dc:date>2020-08-10T11:47:44.593076832</dc:date>
    <meta:editing-duration>PT7M5S</meta:editing-duration>
    <meta:editing-cycles>6</meta:editing-cycles>
    <meta:generator>LibreOffice/6.1.2.1$Linux_X86_64 LibreOffice_project/10$Build-1</meta:generator>
    <meta:document-statistic meta:table-count="0" meta:image-count="0" meta:object-count="0" meta:page-count="1" meta:paragraph-count="5" meta:word-count="89" meta:character-count="531" meta:non-whitespace-character-count="446"/>
  </office:meta>
</office:document-meta>
</file>